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6cm" draw:marker-end-width="0.26cm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6cm" draw:marker-end-width="0.26cm" draw:textarea-horizontal-align="justify" draw:textarea-vertical-align="middle" draw:auto-grow-height="false" fo:min-height="0.74cm" fo:min-width="0.49cm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4" style:family="graphic" style:parent-style-name="objectwithoutfill">
      <style:graphic-properties svg:stroke-width="0.05cm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2cm" svg:stroke-color="#000000" draw:marker-start-width="0.26cm" draw:marker-end-width="0.26cm" draw:fill-color="#00000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7.023cm" svg:height="5.589cm" svg:x="2.784cm" svg:y="2.3cm" svg:viewBox="0 0 7024 5590" svg:d="M1153 446c1171-662 2278-437 3219-270 944 224 2944 924 2615 2229s-1334-294-2617 6c-1283 299-254 1889-1109 2722s-3132-1378-3213-2412c-132-821-64-1612 1105-2275zM4071 4816c273-463 804-421 1079-441 275-19 671 41 835 496 163 455-331 632-1152 709-821 76-1036-300-762-764z">
          <text:p/>
        </draw:path>
        <draw:custom-shape draw:style-name="gr2" draw:text-style-name="P1" draw:layer="layout" svg:width="1.4cm" svg:height="1.4cm" svg:x="1.3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925cm" svg:height="0.962cm" svg:x="1.1cm" svg:y="2.8cm">
          <draw:text-box>
            <text:p>B</text:p>
          </draw:text-box>
        </draw:frame>
        <draw:frame draw:style-name="gr3" draw:text-style-name="P2" draw:layer="layout" svg:width="0.925cm" svg:height="0.962cm" svg:x="9.075cm" svg:y="5.338cm">
          <draw:text-box>
            <text:p>X</text:p>
          </draw:text-box>
        </draw:frame>
        <draw:line draw:style-name="gr4" draw:text-style-name="P3" draw:layer="layout" svg:x1="9.2cm" svg:y1="6.1cm" svg:x2="8.1cm" svg:y2="5cm">
          <text:p/>
        </draw:line>
        <draw:line draw:style-name="gr4" draw:text-style-name="P3" draw:layer="layout" svg:x1="9.201cm" svg:y1="6.101cm" svg:x2="8.3cm" svg:y2="6.6cm">
          <text:p/>
        </draw:line>
        <draw:custom-shape draw:style-name="gr5" draw:text-style-name="P4" draw:layer="layout" svg:width="0.1cm" svg:height="0.1cm" svg:x="1.951cm" svg:y="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09:28:33.975000000</meta:creation-date>
    <meta:generator>LibreOffice/4.4.3.2$Windows_x86 LibreOffice_project/88805f81e9fe61362df02b9941de8e38a9b5fd16</meta:generator>
    <dc:date>2016-08-25T11:12:00.235000000</dc:date>
    <meta:editing-duration>PT1H31M4S</meta:editing-duration>
    <meta:editing-cycles>7</meta:editing-cycles>
    <meta:document-statistic meta:object-count="7"/>
  </office:meta>
</office:document-meta>
</file>